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fo:font-style="normal" fo:font-weight="normal" style:font-style-asian="normal" style:font-weight-asian="normal" style:font-style-complex="normal" style:font-weight-complex="normal"/>
    </style:style>
    <style:style style:name="P3"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normal" style:font-style-asian="normal" style:font-style-complex="normal"/>
    </style:style>
    <style:style style:name="T4" style:family="text">
      <style:text-properties style:text-position="0% 100%"/>
    </style:style>
    <style:style style:name="T5" style:family="text">
      <style:text-properties style:text-position="0% 100%" fo:font-style="normal" style:font-style-asian="normal" style:font-style-complex="normal"/>
    </style:style>
    <style:style style:name="T6" style:family="text">
      <style:text-properties style:text-position="0% 1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ing</text:h>
      <text:h text:style-name="Heading_20_2" text:outline-level="2">Euclidean Distance Score</text:h>
      <text:list xml:id="list3678050588308755646" text:style-name="L1">
        <text:list-item>
          <text:p text:style-name="P1">A Euclidean distance score takes the items that people have ranked in common, and uses them as axes for a chart.</text:p>
          <text:list>
            <text:list-item>
              <text:p text:style-name="P1">You can then plot the people on the chart, and see how close together they are.</text:p>
              <text:list>
                <text:list-item>
                  <text:p text:style-name="P1">This chart is known as a <text:span text:style-name="T1">preference space</text:span><text:span text:style-name="T2">, and the closer that two people are in the preference space the more similar their interests are.</text:span></text:p>
                </text:list-item>
              </text:list>
            </text:list-item>
          </text:list>
        </text:list-item>
        <text:list-item>
          <text:p text:style-name="P1"><text:span text:style-name="T2">How do you calculate the actual distance between points on the preference space?</text:span></text:p>
          <text:list>
            <text:list-item>
              <text:p text:style-name="P1"><text:span text:style-name="T2">Take the difference in each axis and square them. Then add these numbers together and take the square root of the sum.</text:span></text:p>
              <text:list>
                <text:list-item>
                  <text:p text:style-name="P1"><text:span text:style-name="T2">Ex: sqrt ((5 – 2) ^ 2 + (4 – 1) ^ 2)</text:span></text:p>
                </text:list-item>
              </text:list>
            </text:list-item>
            <text:list-item>
              <text:p text:style-name="P1"><text:span text:style-name="T2">This calculates the distance, but in order to get a function that gives higher values for more similar people you should add 1 to the function and then invert it.</text:span></text:p>
              <text:list>
                <text:list-item>
                  <text:p text:style-name="P1"><text:span text:style-name="T2">Ex: 1 / (1 + sqrt((x</text:span><text:span text:style-name="T3">1</text:span><text:span text:style-name="T5"> – x</text:span><text:span text:style-name="T3">2</text:span><text:span text:style-name="T5">)^2 + (y</text:span><text:span text:style-name="T3">1</text:span><text:span text:style-name="T5"> – y</text:span><text:span text:style-name="T3">2</text:span><text:span text:style-name="T5">)^2))</text:span></text:p>
                </text:list-item>
              </text:list>
            </text:list-item>
            <text:list-item>
              <text:p text:style-name="P1"><text:span text:style-name="T5">The closer that the value is to 1, the more similar the taste. If the value IS 1, then they are identical.</text:span></text:p>
            </text:list-item>
          </text:list>
        </text:list-item>
      </text:list>
      <text:h text:style-name="P3" text:outline-level="2"><text:span text:style-name="T4">Pearson Correlation Score</text:span></text:h>
      <text:list xml:id="list8764400569973237140" text:style-name="L2">
        <text:list-item>
          <text:p text:style-name="P2"><text:span text:style-name="T4">A </text:span><text:span text:style-name="T6">Pearson correlation coefficient</text:span><text:span text:style-name="T4"> is a measure of how well two sets of data fit on a straight line</text:span></text:p>
          <text:list>
            <text:list-item>
              <text:p text:style-name="P2"><text:span text:style-name="T4">More complicated than the Euclidean distance score, but it tends to give better results in situations where data is not well normalized</text:span></text:p>
            </text:list-item>
          </text:list>
        </text:list-item>
        <text:list-item>
          <text:p text:style-name="P2"><text:span text:style-name="T4">How do we visualize this?</text:span></text:p>
          <text:list>
            <text:list-item>
              <text:p text:style-name="P2"><text:span text:style-name="T4">Plot the ratings of two people on a chart</text:span></text:p>
              <text:list>
                <text:list-item>
                  <text:p text:style-name="P2"><text:span text:style-name="T4">Each axis should be a person, and each point a tuple of ratings.</text:span></text:p>
                </text:list-item>
              </text:list>
            </text:list-item>
            <text:list-item>
              <text:p text:style-name="P2"><text:span text:style-name="T4">Once all the items are plotted, a line of best fit should be drawn</text:span></text:p>
              <text:list>
                <text:list-item>
                  <text:p text:style-name="P2"><text:span text:style-name="T4">This line comes as close as possible to all the items on the chart. The more similar the taste, the closer the line gets to being diagonal and touching every item in the chart.</text:span></text:p>
                </text:list-item>
              </text:list>
            </text:list-item>
          </text:list>
        </text:list-item>
        <text:list-item>
          <text:p text:style-name="P2"><text:span text:style-name="T4">Unlike the Euclidean distance score, the Pearson correlation score corrects for </text:span><text:span text:style-name="T6">grade inflation</text:span></text:p>
          <text:list>
            <text:list-item>
              <text:p text:style-name="P2"><text:span text:style-name="T4">If one critic is more likely to give higher scores than the other, there can still be a perfect correlation if the difference between their scores is consistent.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23:13:25.34</meta:creation-date>
    <meta:document-statistic meta:table-count="0" meta:image-count="0" meta:object-count="0" meta:page-count="1" meta:paragraph-count="21" meta:word-count="356" meta:character-count="1814"/>
    <dc:date>2015-11-03T23:53:53.59</dc:date>
    <meta:editing-duration>PT9M47S</meta:editing-duration>
    <meta:editing-cycles>1</meta:editing-cycles>
    <meta:generator>OpenOffice.org/3.4.1$Win32 OpenOffice.org_project/341m1$Build-9593</meta:generator>
  </office:meta>
</office:document-meta>
</file>